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1" style:family="table">
      <style:table-properties style:width="12.39cm" table:align="left"/>
    </style:style>
    <style:style style:name="Πίνακας1.A" style:family="table-column">
      <style:table-column-properties style:column-width="4.658cm"/>
    </style:style>
    <style:style style:name="Πίνακας1.B" style:family="table-column">
      <style:table-column-properties style:column-width="2.357cm"/>
    </style:style>
    <style:style style:name="Πίνακας1.C" style:family="table-column">
      <style:table-column-properties style:column-width="2.171cm"/>
    </style:style>
    <style:style style:name="Πίνακας1.D" style:family="table-column">
      <style:table-column-properties style:column-width="3.203cm"/>
    </style:style>
    <style:style style:name="Πίνακας1.A1" style:family="table-cell">
      <style:table-cell-properties style:vertical-align="middle" fo:padding="0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contextual-spacing="false"/>
    </style:style>
    <style:style style:name="P3" style:family="paragraph" style:parent-style-name="Table_20_Contents">
      <style:paragraph-properties fo:margin-top="0cm" fo:margin-bottom="0cm" style:contextual-spacing="false"/>
    </style:style>
    <style:style style:name="P4" style:family="paragraph" style:parent-style-name="Text_20_body">
      <style:paragraph-properties fo:margin-left="1.058cm" fo:margin-right="0cm" fo:margin-top="0.141cm" fo:margin-bottom="0.106cm" style:contextual-spacing="false" fo:text-indent="0cm" style:auto-text-indent="false"/>
      <style:text-properties fo:font-variant="normal" fo:text-transform="none" fo:color="#000000" style:font-name="Courier New" fo:font-size="10pt" fo:font-style="normal" fo:font-weight="normal"/>
    </style:style>
    <style:style style:name="P5" style:family="paragraph" style:parent-style-name="Text_20_body">
      <style:paragraph-properties fo:margin-left="1.905cm" fo:margin-right="0cm" fo:margin-top="0cm" fo:margin-bottom="0cm" style:contextual-spacing="false" fo:text-indent="0cm" style:auto-text-indent="false"/>
    </style:style>
    <style:style style:name="P6" style:family="paragraph" style:parent-style-name="Text_20_body">
      <style:paragraph-properties fo:margin-left="1.905cm" fo:margin-right="0cm" fo:text-indent="0cm" style:auto-text-indent="false"/>
    </style:style>
    <style:style style:name="P7" style:family="paragraph" style:parent-style-name="Text_20_body">
      <style:paragraph-properties fo:margin-left="1.905cm" fo:margin-right="0cm" fo:margin-top="0.141cm" fo:margin-bottom="0.106cm" style:contextual-spacing="false" fo:text-indent="0cm" style:auto-text-indent="false"/>
      <style:text-properties fo:font-variant="normal" fo:text-transform="none" fo:color="#000000" style:font-name="Courier New" fo:font-size="10pt" fo:font-style="normal" fo:font-weight="normal"/>
    </style:style>
    <style:style style:name="P8" style:family="paragraph" style:parent-style-name="Text_20_body">
      <style:paragraph-properties fo:margin-left="2.54cm" fo:margin-right="0cm" fo:margin-top="0cm" fo:margin-bottom="0cm" style:contextual-spacing="false" fo:text-indent="0cm" style:auto-text-indent="false"/>
    </style:style>
    <style:style style:name="P9" style:family="paragraph" style:parent-style-name="Text_20_body">
      <style:paragraph-properties fo:margin-left="3.175cm" fo:margin-right="0cm" fo:margin-top="0cm" fo:margin-bottom="0cm" style:contextual-spacing="false" fo:text-indent="0cm" style:auto-text-indent="false"/>
    </style:style>
    <style:style style:name="P10" style:family="paragraph" style:parent-style-name="Standard">
      <style:text-properties fo:language="el" fo:country="GR"/>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fo:language="el" fo:country="GR"/>
    </style:style>
    <style:style style:name="P13" style:family="paragraph" style:parent-style-name="Standard">
      <style:paragraph-properties fo:margin-left="0cm" fo:margin-right="0cm" fo:margin-top="0.141cm" fo:margin-bottom="0.106cm" style:contextual-spacing="false" fo:text-indent="0cm" style:auto-text-indent="false"/>
      <style:text-properties fo:language="el" fo:country="GR"/>
    </style:style>
    <style:style style:name="P14" style:family="paragraph" style:parent-style-name="Text_20_body">
      <style:paragraph-properties fo:margin-left="0cm" fo:margin-right="0cm" fo:margin-top="0.141cm" fo:margin-bottom="0.106cm" style:contextual-spacing="false" fo:text-indent="0cm" style:auto-text-indent="false"/>
    </style:style>
    <style:style style:name="P15" style:family="paragraph" style:parent-style-name="Standard">
      <style:text-properties fo:language="el" fo:country="GR"/>
    </style:style>
    <style:style style:name="P16" style:family="paragraph" style:parent-style-name="Standard">
      <style:paragraph-properties style:writing-mode="lr-tb"/>
      <style:text-properties fo:language="el" fo:country="GR"/>
    </style:style>
    <style:style style:name="P17" style:family="paragraph" style:parent-style-name="Standard">
      <style:paragraph-properties fo:margin-left="0cm" fo:margin-right="0cm" fo:margin-top="0.141cm" fo:margin-bottom="0.106cm" style:contextual-spacing="false" fo:text-indent="0cm" style:auto-text-indent="false"/>
      <style:text-properties fo:font-variant="normal" fo:text-transform="none" fo:color="#000000" style:font-name="Courier New" fo:font-size="10pt" fo:language="el" fo:country="GR" fo:font-style="normal" fo:font-weight="normal"/>
    </style:style>
    <style:style style:name="P18" style:family="paragraph" style:parent-style-name="Text_20_body" style:master-page-name="HTML">
      <style:paragraph-properties style:page-number="auto"/>
    </style:style>
    <style:style style:name="P19" style:family="paragraph" style:parent-style-name="Text_20_body">
      <style:text-properties fo:language="el" fo:country="GR"/>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list-style-name="L1">
      <style:paragraph-properties fo:margin-top="0cm" fo:margin-bottom="0cm" style:contextual-spacing="false"/>
      <style:text-properties fo:language="el" fo:country="GR"/>
    </style:style>
    <style:style style:name="P25" style:family="paragraph" style:parent-style-name="Text_20_body" style:list-style-name="L2">
      <style:paragraph-properties fo:margin-top="0cm" fo:margin-bottom="0cm" style:contextual-spacing="false"/>
    </style:style>
    <style:style style:name="P26" style:family="paragraph" style:parent-style-name="Text_20_body" style:list-style-name="L3">
      <style:paragraph-properties fo:margin-top="0cm" fo:margin-bottom="0cm" style:contextual-spacing="false"/>
    </style:style>
    <style:style style:name="P27" style:family="paragraph" style:parent-style-name="Text_20_body" style:list-style-name="L4">
      <style:paragraph-properties fo:margin-top="0cm" fo:margin-bottom="0cm" style:contextual-spacing="false"/>
    </style:style>
    <style:style style:name="P28" style:family="paragraph" style:parent-style-name="Text_20_body">
      <style:paragraph-properties fo:margin-left="0cm" fo:margin-right="0cm" fo:margin-top="0.141cm" fo:margin-bottom="0.106cm" style:contextual-spacing="false" fo:text-indent="0cm" style:auto-text-indent="false"/>
      <style:text-properties fo:font-variant="normal" fo:text-transform="none" fo:color="#000000" style:font-name="Courier New" fo:font-size="10pt" fo:font-style="normal" fo:font-weight="normal"/>
    </style:style>
    <style:style style:name="T1" style:family="text">
      <style:text-properties fo:font-variant="normal" fo:text-transform="none" fo:font-style="normal"/>
    </style:style>
    <style:style style:name="T2" style:family="text">
      <style:text-properties fo:font-variant="normal" fo:text-transform="none" fo:font-style="normal" fo:font-weight="bold"/>
    </style:style>
    <style:style style:name="T3" style:family="text">
      <style:text-properties fo:font-variant="normal" fo:text-transform="none" fo:color="#000000"/>
    </style:style>
    <style:style style:name="T4" style:family="text">
      <style:text-properties style:font-name="Times New Roman1" fo:font-size="11pt"/>
    </style:style>
    <style:style style:name="T5" style:family="text">
      <style:text-properties style:font-name="Times New Roman1" fo:font-size="11pt" fo:font-weight="bold"/>
    </style:style>
    <style:style style:name="T6" style:family="text">
      <style:text-properties fo:font-weight="bold"/>
    </style:style>
    <style:style style:name="T7" style:family="text">
      <style:text-properties fo:font-weight="normal"/>
    </style:style>
    <style:style style:name="T8" style:family="text">
      <style:text-properties fo:font-size="8.25pt"/>
    </style:style>
    <style:style style:name="T9" style:family="text">
      <style:text-properties fo:language="el" fo:country="GR"/>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control-implementation="ooo:com.sun.star.form.component.Form" office:target-frame="" xlink:href="../../../../../../../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section text:style-name="Sect1" text:name="main">
        <text:p text:style-name="Heading_20_1">Sugar Community Edition 6.5.0 Οδηγός Εγκατάστασης</text:p>
        <text:section text:style-name="Sect1" text:name="section_1">
          <text:p text:style-name="P10"><text:line-break/></text:p>
          <text:p text:style-name="Text_20_body"/>
          <text:h text:style-name="Heading_20_2" text:outline-level="2">Επισκόπηση</text:h>
          <text:p text:style-name="P10">Αυτή η σελίδα περιγράφει τον τρόπο εγκατάστασης και αναβάθμισης Sugar Community Edition.Οι πληροφορίες αυτές προορίζονται για τους διαχειριστές. Μετά την εγκατάσταση, μπορείτε να δημιουργήσετε χρήστες και να εκτελέσετε άλλα διοικητικά καθήκοντα σε Sugar. <text:line-break/>Βεβαιωθείτε ότι έχετε τα κατάλληλα στοιχεία που είναι εγκατεστημένα στον server σας πριν την εγκατάσταση <text:s/>Sugar 6.5.0.</text:p>
          <text:p text:style-name="Text_20_body"/>
          <text:p text:style-name="P10"/>
          <text:h text:style-name="Heading_20_2" text:outline-level="2">Προϋποθέσεις για την εγκατάσταση και τις κατευθυντήριες γραμμές </text:h>
          <text:p text:style-name="Text_20_body">Αυτή η ενότητα παραθέτει τ<text:span text:style-name="T9">ις απαιτήσεις μνήμης, βάση δεδομένων, και το λογισμικό για την εγκατάσταση. </text:span></text:p>
          <text:p text:style-name="Text_20_body">Σημείωση: <text:span text:style-name="T9">Τοποθετήστε τη μονάδα MB String module για τον web server σας για να υποστηρίξει <text:s/>multi-byte characters.</text:span></text:p>
          <text:p text:style-name="P19">Σημείωση: Αν σκοπεύετε να χρησιμοποιήσετε ένα a Real User Monitoring (RUM) agent,αυτό μπορεί να προκαλέσει προβλήματα κατά την ανάκτηση δεδομένων από το REST APIs και συμπληρωματικά δεδομένα μπορούν να επισυνάπτονται στις JSON απαντήσεις που προέρχονται από το διακομιστή προκαλώντας σφάλματα.</text:p>
          <text:h text:style-name="Heading_20_3" text:outline-level="3">Απαιτήσεις Μνήμης</text:h>
          <text:p text:style-name="P12">Αυξήστε την τιμή της παραμέτρου memory_limit στο αρχείο php.ini ως εξής: </text:p>
          <text:list xml:id="list2466330311679565304" text:style-name="L2">
            <text:list-item>
              <text:p text:style-name="P25">32-bit installations: 256M or higher </text:p>
            </text:list-item>
            <text:list-item>
              <text:p text:style-name="P20">64-bit installations: 512M or higher </text:p>
            </text:list-item>
          </text:list>
          <text:p text:style-name="P10"><text:bookmark text:name="result_box"/>Σημείωση: Αυξήστε το όριο μνήμης έως 384M ή υψηλότερη για εγκαταστάσεις 32-bit, 768m ή υψηλότερη για εγκαταστάσεις 64-bit, για τις εγκαταστάσεις των δεδομένων demo.</text:p>
          <text:h text:style-name="Heading_20_3" text:outline-level="3">Απαιτήσεις τησ βάσης δεδομένων</text:h>
          <text:list xml:id="list7037526908699406227" text:style-name="L3">
            <text:list-item>
              <text:p text:style-name="P26"><text:span text:style-name="T9">Για την MySQL, εγκαταστήστε την έκδοση 5.0 ή 5.1 για χρήση με τη Sugar </text:span> 6.5 </text:p>
            </text:list-item>
            <text:list-item>
              <text:p text:style-name="P21"><text:span text:style-name="T9">Για το Microsoft SQL Server, κατεβάστε το πρόγραμμα οδήγησης</text:span> SQL Server Driver for PHP version 3.0 <text:span text:style-name="T9">(σύμφωνα με τις οδηγίες στην ιστοσελίδα της Microsoft)</text:span> <text:span text:style-name="T9">και να εξαγάγετε τα περιεχόμενα στο / εσωτ κατάλογο της εγκατάστασης της PHP </text:span> installation </text:p>
            </text:list-item>
          </text:list>
          <text:p text:style-name="P10"><text:bookmark text:name="result_box2"/>Επιλέξτε από τα ακόλουθα DLL ως κατάλληλη για την έκδοση της PHP που χρησιμοποιείτε: </text:p>
          <text:p text:style-name="Text_20_body"/>
          <table:table table:name="Πίνακας1" table:style-name="Πίνακας1">
            <table:table-column table:style-name="Πίνακας1.A"/>
            <table:table-column table:style-name="Πίνακας1.B"/>
            <table:table-column table:style-name="Πίνακας1.C"/>
            <table:table-column table:style-name="Πίνακας1.D"/>
            <table:table-row>
              <table:table-cell table:style-name="Πίνακας1.A1" office:value-type="string">
                <text:p text:style-name="P3">Driver File</text:p>
              </table:table-cell>
              <table:table-cell table:style-name="Πίνακας1.A1" office:value-type="string">
                <text:p text:style-name="P3">PHP Έκδοση</text:p>
              </table:table-cell>
              <table:table-cell table:style-name="Πίνακας1.A1" office:value-type="string">
                <text:p text:style-name="P3">Thread Safe</text:p>
              </table:table-cell>
              <table:table-cell table:style-name="Πίνακας1.A1" office:value-type="string">
                <text:p text:style-name="P3">Χρήση με PHP .dll</text:p>
              </table:table-cell>
            </table:table-row>
            <table:table-row>
              <table:table-cell table:style-name="Πίνακας1.A1" office:value-type="string">
                <text:p text:style-name="P3">php_sqlsrv_53_nts_vc6.dll</text:p>
              </table:table-cell>
              <table:table-cell table:style-name="Πίνακας1.A1" office:value-type="string">
                <text:p text:style-name="P3">5.3</text:p>
              </table:table-cell>
              <table:table-cell table:style-name="Πίνακας1.A1" office:value-type="string">
                <text:p text:style-name="P3">Όχι</text:p>
              </table:table-cell>
              <table:table-cell table:style-name="Πίνακας1.A1" office:value-type="string">
                <text:p text:style-name="P3">php5.dll</text:p>
              </table:table-cell>
            </table:table-row>
            <table:table-row>
              <table:table-cell table:style-name="Πίνακας1.A1" office:value-type="string">
                <text:p text:style-name="P3">php_sqlsrv_53_nts_vc9.dll</text:p>
              </table:table-cell>
              <table:table-cell table:style-name="Πίνακας1.A1" office:value-type="string">
                <text:p text:style-name="P3">5.3</text:p>
              </table:table-cell>
              <table:table-cell table:style-name="Πίνακας1.A1" office:value-type="string">
                <text:p text:style-name="P3">Όχι</text:p>
              </table:table-cell>
              <table:table-cell table:style-name="Πίνακας1.A1" office:value-type="string">
                <text:p text:style-name="P3">php5.dll</text:p>
              </table:table-cell>
            </table:table-row>
            <table:table-row>
              <table:table-cell table:style-name="Πίνακας1.A1" office:value-type="string">
                <text:p text:style-name="P3">php_sqlsrv_53_ts_vc6.dll</text:p>
              </table:table-cell>
              <table:table-cell table:style-name="Πίνακας1.A1" office:value-type="string">
                <text:p text:style-name="P3">5.3</text:p>
              </table:table-cell>
              <table:table-cell table:style-name="Πίνακας1.A1" office:value-type="string">
                <text:p text:style-name="P3">Ναί</text:p>
              </table:table-cell>
              <table:table-cell table:style-name="Πίνακας1.A1" office:value-type="string">
                <text:p text:style-name="P3">php5ts.dll</text:p>
              </table:table-cell>
            </table:table-row>
            <table:table-row>
              <table:table-cell table:style-name="Πίνακας1.A1" office:value-type="string">
                <text:p text:style-name="P3">php_sqlsrv_53_ts_vc9.dll</text:p>
              </table:table-cell>
              <table:table-cell table:style-name="Πίνακας1.A1" office:value-type="string">
                <text:p text:style-name="P3">5.3</text:p>
              </table:table-cell>
              <table:table-cell table:style-name="Πίνακας1.A1" office:value-type="string">
                <text:p text:style-name="P3">Ναί</text:p>
              </table:table-cell>
              <table:table-cell table:style-name="Πίνακας1.A1" office:value-type="string">
                <text:p text:style-name="P3">php5ts.dll</text:p>
              </table:table-cell>
            </table:table-row>
            <table:table-row>
              <table:table-cell table:style-name="Πίνακας1.A1" office:value-type="string">
                <text:p text:style-name="P3">php_sqlsrv_52_nts_vc6.dll</text:p>
              </table:table-cell>
              <table:table-cell table:style-name="Πίνακας1.A1" office:value-type="string">
                <text:p text:style-name="P3">5.2</text:p>
              </table:table-cell>
              <table:table-cell table:style-name="Πίνακας1.A1" office:value-type="string">
                <text:p text:style-name="P3">Όχι</text:p>
              </table:table-cell>
              <table:table-cell table:style-name="Πίνακας1.A1" office:value-type="string">
                <text:p text:style-name="P3">php5.dll</text:p>
              </table:table-cell>
            </table:table-row>
            <table:table-row>
              <table:table-cell table:style-name="Πίνακας1.A1" office:value-type="string">
                <text:p text:style-name="P3">php_sqlsrv_52_ts_vc6.dll</text:p>
              </table:table-cell>
              <table:table-cell table:style-name="Πίνακας1.A1" office:value-type="string">
                <text:p text:style-name="P3">5.2</text:p>
              </table:table-cell>
              <table:table-cell table:style-name="Πίνακας1.A1" office:value-type="string">
                <text:p text:style-name="P3">Ναί</text:p>
              </table:table-cell>
              <table:table-cell table:style-name="Πίνακας1.A1" office:value-type="string">
                <text:p text:style-name="P3">php5ts.dll</text:p>
              </table:table-cell>
            </table:table-row>
          </table:table>
          <text:p text:style-name="P10"><text:bookmark text:name="result_box3"/>Προσθέστε την ακόλουθη γραμμή στο php.ini ώστε να μπορεί: </text:p>
          <text:p text:style-name="P28">extension=&lt;dll_name&gt;; </text:p>
          <text:p text:style-name="P17"/>
          <text:p text:style-name="P13"><text:bookmark text:name="result_box5"/>όπου dll_name είναι ένα αρχείο προγράμματος οδήγησης που αναφέρονται στον παραπάνω πίνακα. </text:p>
          <text:p text:style-name="P13"><text:bookmark text:name="result_box6"/>Ο οδηγός επίσης απαιτεί από εσάς να εγκαταστήσετε το Microsoft SQL Server Native Client για το web server. Εγκαταστήστε την έκδοση για τον SQL Server 2008, ακόμη και αν κάνετε την εγκατάσταση σε SQL Server 2005. </text:p>
          <text:p text:style-name="P14"/>
          <text:p text:style-name="Text_20_body"/>
          <text:h text:style-name="Heading_20_3" text:outline-level="3">Η ασφάλεια της εγκατάστασης σας του Sugar </text:h>
          <text:p text:style-name="Text_20_body"/>
          <text:p text:style-name="P10"><text:bookmark text:name="result_box9"/>Για να εξασφαλιστεί ότι η εγκατάσταση ζάχαρη είναι ασφαλή από μη εξουσιοδοτημένη πρόσβαση, για Apache, συνιστάται ότι μπορείτε να ρυθμίσετε το σύστημα, όπως περιγράφεται παρακάτω. </text:p>
          <text:p text:style-name="Text_20_body"/>
          <text:p text:style-name="Standard"><text:bookmark text:name="result_box10"/><text:span text:style-name="T9">Προτού εγκαταστήσετε το </text:span><text:s/>Sugar, θέσε <text:s/>AllowOverride <text:bookmark text:name="result_box11"/>σ<text:span text:style-name="T9">ε όλους για τον κατάλογο εγκατάστασης </text:span><text:bookmark text:name="result_box13"/><text:span text:style-name="T9">σε thehttpd.conf αρχείο.</text:span><text:bookmark text:name="result_box14"/><text:span text:style-name="T9">Αφού εγκαταστήσετε το </text:span>Sugar,<text:bookmark text:name="result_box15"/><text:span text:style-name="T9">δημιουργείται στον κατάλογο εγκατάστασης ένα </text:span><text:s/>a .htaccessfile. <text:bookmark text:name="result_box16"/><text:span text:style-name="T9">Αυτό το αρχείο περιέχει το ακόλουθο περιεχόμενο: </text:span></text:p>
          <text:p text:style-name="P4"># BEGIN SUGARCRM RESTRICTIONS </text:p>
          <text:p text:style-name="P4">RedirectMatch 403 (?i)^.*.log$ </text:p>
          <text:p text:style-name="P4">RedirectMatch 403 (?i)/+not_imported_.*.txt </text:p>
          <text:p text:style-name="P4">RedirectMatch 403 (?i)/+(soap|cache|xtemplate|data|examples|include|log4php|metadata|modules)/+.*.(php|tpl) </text:p>
          <text:p text:style-name="P4">RedirectMatch 403 (?i)/+emailmandelivery.php </text:p>
          <text:p text:style-name="P4">RedirectMatch 403 (?i)/+cache/+upload </text:p>
          <text:p text:style-name="P4"># END SUGARCRM RESTRICTIONS </text:p>
          <text:p text:style-name="P10"><text:bookmark text:name="result_box18"/>Για να ελέγξετε την εγκυρότητα των περιορισμών αυτών, πρόσβαση στο sugarcrm.log μέσω του προγράμματος περιήγησης για να εξασφαλιστεί ότι το σφάλμα # 403 εμφανίζεται. Αν όχι, ελέγξτε τις ρυθμίσεις σας Apache για να εξασφαλίσει ότι htaccess είναι ενεργοποιημένη. Για περισσότερες πληροφορίες, ελέγξτε την τεκμηρίωση του Apache.</text:p>
          <text:p text:style-name="Text_20_body"/>
          <text:h text:style-name="Heading_20_2" text:outline-level="2">Λήψη και εγκατάσταση του Sugar</text:h>
          <text:p text:style-name="P10"><text:bookmark text:name="result_box20"/>Αν κάνετε την εγκατάσταση του Sugar στον υπολογιστή σας για πρώτη φορά, ακολουθήστε τις οδηγίες σε αυτή την ενότητα. Εάν έχετε μια παλαιότερη έκδοση του Sugar εγκατεστημένο στον υπολογιστή σας, ανατρέξτε στην ενότητα Αναβάθμιση του Sugar για οδηγίες σχετικά με τον τρόπο αναβάθμισης παραδείγματα στο Sugar.<text:line-break/>Ακολουθήστε τα παρακάτω βήματα για να εγκαταστήσετε τo Sugar:</text:p>
          <text:p text:style-name="P10"><text:bookmark text:name="result_box21"/>1. Τοποθετήστε την πλατφόρμα κατάλληλες (Linux ή Windows) έκδοση της PHP, web server, και η βάση δεδομένων στον υπολογιστή σας. <text:line-break/>2. Λήψη αρχείων του Sugar. <text:line-break/>3. Αντιγράψτε τα αρχεία του Sugar στο web server σας. Έλεγχος για τις εξαρτήσεις και τις απαιτήσεις, και τοποθέτησε αυτά.<text:line-break/>4. Πλοηγηθείτε στο αρχείο php.ini που βρίσκεται σε Sugar ριζικό σας και ρυθμίστε την παράμετρο variables_order να EGPCS. <text:line-break/>5. Κάντε επανεκκίνηση του web server. <text:line-break/>6. Τοποθετήστε τη <text:s/>Sugar Community Edition με τον <text:s/>Sugar Setup Wizard. </text:p>
          <text:p text:style-name="P10"/>
          <text:p text:style-name="Standard"/>
          <text:section text:style-name="Sect2" text:name="gt-res-c">
            <text:section text:style-name="Sect2" text:name="gt-res-p">
              <text:section text:style-name="Sect2" text:name="gt-res-data">
                <text:section text:style-name="Sect2" text:name="gt-res-wrap">
                  <text:section text:style-name="Sect2" text:name="gt-res-content">
                    <text:p text:style-name="P12"><text:bookmark text:name="result_box24"/>Σημείωση: Βήμα 5 (επανεκκίνηση του web server) είναι απαραίτητη μόνο αν έχετε τροποποιήσει το αρχείο php.ini.</text:p>
                  </text:section>
                </text:section>
              </text:section>
            </text:section>
          </text:section>
          <text:p text:style-name="Text_20_body"/>
          <text:p text:style-name="Standard"><text:bookmark text:name="gt-res-content"/></text:p>
          <text:section text:style-name="Sect2" text:name="Ενότητα1">
            <text:section text:style-name="Sect2" text:name="Ενότητα2">
              <text:section text:style-name="Sect2" text:name="Ενότητα3">
                <text:section text:style-name="Sect2" text:name="Ενότητα4">
                  <text:section text:style-name="Sect2" text:name="Ενότητα5">
                    <text:section text:style-name="Sect2" text:name="tts_button">
                      <text:p text:style-name="P11"/>
                    </text:section>
                    <text:p text:style-name="P12"><text:bookmark text:name="result_box25"/>Λήψη των πιο πρόσφατων αρχείων του Sugar<text:line-break/>1. Πηγαίνετε στο http://www.sugarcrm.com/. <text:line-break/>2. Πλοηγηθείτε στο Υποστήριξη &amp; Εκπαίδευση / Πύλη υποστήριξης ή επισκεφθείτε http://www.sugarcrm.com/sugarshop/download. <text:line-break/>3. Σύνδεση χρησιμοποιώντας το όνομα χρήστη σας και τον κωδικό πρόσβασης για τo Sugar<text:line-break/>4. Κάντε κλικ στο κουμπί Λήψη Αγορά λογισμικού. <text:line-break/>5. Συμπλήρωση του Key πεδίο Λήψη σε σελίδα Download Manager και κάντε κλικ στο Υποβολή. <text:line-break/>6. Κάντε κλικ στο σύνδεσμο για το κατάλληλο αρχείο zip για να το κατεβάσετε. <text:line-break/>Για παράδειγμα, SugarCE-6.5.0.zip.</text:p>
                  </text:section>
                </text:section>
              </text:section>
            </text:section>
          </text:section>
          <text:p text:style-name="Text_20_body"/>
          <text:h text:style-name="Heading_20_3" text:outline-level="3"><text:bookmark text:name="Copying_Sugar_files_to_web_browser"/>Αντιγραφή αρχείων του Sugar σε πρόγραμμα περιήγησης στο Web</text:h>
          <text:p text:style-name="P10"><text:bookmark text:name="result_box27"/>Μετά τη λήψη του Sugar , θα πρέπει να αποσυμπιέσετε τα αρχεία και τα ανάλογα δικαιώματα:</text:p>
          <text:p text:style-name="Standard"/>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urier New" svg:font-family="'Courier New'"/>
    <style:font-face style:name="Lohit Hindi1" svg:font-family="'Lohit Hindi'"/>
    <style:font-face style:name="OpenSymbol" svg:font-family="OpenSymbol"/>
    <style:font-face style:name="Times New Roman1" svg:font-family="'Times New Roman'"/>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gar Community Edition 6.5.0 Installation Guide - SugarCRM Support </dc:title>
    <meta:generator>LibreOffice/4.2.3.3$Linux_x86 LibreOffice_project/420m0$Build-3</meta:generator>
    <dc:date>2014-07-21T19:20:54.713734869</dc:date>
    <meta:editing-duration>PT38M37S</meta:editing-duration>
    <meta:editing-cycles>18</meta:editing-cycles>
    <meta:document-statistic meta:table-count="1" meta:image-count="0" meta:object-count="0" meta:page-count="1" meta:paragraph-count="67" meta:word-count="741" meta:character-count="5277" meta:non-whitespace-character-count="4563"/>
    <meta:user-defined meta:name=""/>
    <meta:user-defined meta:name="viewport">width=device-width</meta:user-defined>
  </office:meta>
</office:document-meta>
</file>